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00"/>
  </office:automatic-styles>
  <office:body>
    <office:spreadsheet>
      <table:table table:name="Лист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 table:number-columns-spanned="3" table:number-rows-spanned="1">
            <text:p>21 <text:s/>celsia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дельта Р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elta T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58" calcext:value-type="float">
            <text:p>-0.0058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129" calcext:value-type="float">
            <text:p>-0.129</text:p>
          </table:table-cell>
          <table:table-cell table:formula="of:=-([.B4]-[.$B$3])*40.7" office:value-type="float" office:value="5.01424" calcext:value-type="float">
            <text:p>5.01424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1005" calcext:value-type="float">
            <text:p>-0.1005</text:p>
          </table:table-cell>
          <table:table-cell table:formula="of:=-([.B5]-[.$B$3])*40.7" office:value-type="float" office:value="3.85429" calcext:value-type="float">
            <text:p>3.85429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0883" calcext:value-type="float">
            <text:p>-0.0883</text:p>
          </table:table-cell>
          <table:table-cell table:formula="of:=-([.B6]-[.$B$3])*40.7" office:value-type="float" office:value="3.35775" calcext:value-type="float">
            <text:p>3.35775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-0.0685" calcext:value-type="float">
            <text:p>-0.0685</text:p>
          </table:table-cell>
          <table:table-cell table:formula="of:=-([.B7]-[.$B$3])*40.7" office:value-type="float" office:value="2.55189" calcext:value-type="float">
            <text:p>2.5518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503" calcext:value-type="float">
            <text:p>-0.0503</text:p>
          </table:table-cell>
          <table:table-cell table:formula="of:=-([.B8]-[.$B$3])*40.7" office:value-type="float" office:value="1.81115" calcext:value-type="float">
            <text:p>1.81115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-0.03" calcext:value-type="float">
            <text:p>-0.03</text:p>
          </table:table-cell>
          <table:table-cell table:formula="of:=-([.B9]-[.$B$3])*40.7" office:value-type="float" office:value="0.98494" calcext:value-type="float">
            <text:p>0.98494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30 <text:s/>celsia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дельта Р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elta T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84" calcext:value-type="float">
            <text:p>0.0084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1212" calcext:value-type="float">
            <text:p>-0.1212</text:p>
          </table:table-cell>
          <table:table-cell table:formula="of:=-([.B15]-[.$B$14])*41.6" office:value-type="float" office:value="5.39136" calcext:value-type="float">
            <text:p>5.39136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102" calcext:value-type="float">
            <text:p>-0.102</text:p>
          </table:table-cell>
          <table:table-cell table:formula="of:=-([.B16]-[.$B$14])*41.6" office:value-type="float" office:value="4.59264" calcext:value-type="float">
            <text:p>4.59264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0883" calcext:value-type="float">
            <text:p>-0.0883</text:p>
          </table:table-cell>
          <table:table-cell table:formula="of:=-([.B17]-[.$B$14])*41.6" office:value-type="float" office:value="4.02272" calcext:value-type="float">
            <text:p>4.02272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-0.063" calcext:value-type="float">
            <text:p>-0.063</text:p>
          </table:table-cell>
          <table:table-cell table:formula="of:=-([.B18]-[.$B$14])*41.6" office:value-type="float" office:value="2.97024" calcext:value-type="float">
            <text:p>2.97024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52" calcext:value-type="float">
            <text:p>-0.0452</text:p>
          </table:table-cell>
          <table:table-cell table:formula="of:=-([.B19]-[.$B$14])*41.6" office:value-type="float" office:value="2.22976" calcext:value-type="float">
            <text:p>2.22976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-0.03" calcext:value-type="float">
            <text:p>-0.03</text:p>
          </table:table-cell>
          <table:table-cell table:formula="of:=-([.B20]-[.$B$14])*41.6" office:value-type="float" office:value="1.59744" calcext:value-type="float">
            <text:p>1.5974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50 <text:s/>celsia5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дельта Р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elta T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14" calcext:value-type="float">
            <text:p>-0.0114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1092" calcext:value-type="float">
            <text:p>-0.1092</text:p>
          </table:table-cell>
          <table:table-cell table:formula="of:=-([.B25]-[.$B$24])*43.3" office:value-type="float" office:value="4.23474" calcext:value-type="float">
            <text:p>4.23474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092" calcext:value-type="float">
            <text:p>-0.092</text:p>
          </table:table-cell>
          <table:table-cell table:formula="of:=-([.B26]-[.$B$24])*43.3" office:value-type="float" office:value="3.48998" calcext:value-type="float">
            <text:p>3.48998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0692" calcext:value-type="float">
            <text:p>-0.0692</text:p>
          </table:table-cell>
          <table:table-cell table:formula="of:=-([.B27]-[.$B$24])*43.3" office:value-type="float" office:value="2.50274" calcext:value-type="float">
            <text:p>2.50274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-0.056" calcext:value-type="float">
            <text:p>-0.056</text:p>
          </table:table-cell>
          <table:table-cell table:formula="of:=-([.B28]-[.$B$24])*43.3" office:value-type="float" office:value="1.93118" calcext:value-type="float">
            <text:p>1.93118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366" calcext:value-type="float">
            <text:p>-0.0366</text:p>
          </table:table-cell>
          <table:table-cell table:formula="of:=-([.B29]-[.$B$24])*43.3" office:value-type="float" office:value="1.09116" calcext:value-type="float">
            <text:p>1.09116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-0.023" calcext:value-type="float">
            <text:p>-0.023</text:p>
          </table:table-cell>
          <table:table-cell table:formula="of:=-([.B30]-[.$B$24])*43.3" office:value-type="float" office:value="0.50228" calcext:value-type="float">
            <text:p>0.50228</text:p>
          </table:table-cell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05T00:18:14.988000000</dc:date>
    <meta:editing-duration>PT2H4M56S</meta:editing-duration>
    <meta:editing-cycles>1</meta:editing-cycles>
    <meta:document-statistic meta:table-count="1" meta:cell-count="72" meta:object-count="0"/>
    <meta:generator>LibreOffice/7.1.0.3$Windows_X86_64 LibreOffice_project/f6099ecf3d29644b5008cc8f48f42f4a40986e4c</meta:generator>
  </office:meta>
</office:document-meta>
</file>